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38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3" style:font-size-asian="28pt" style:font-weight-asian="bold" style:font-name-complex="Segoe UI3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 style:text-autospace="none"/>
      <style:text-properties fo:font-size="36pt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 style:text-autospace="none"/>
      <style:text-properties fo:font-size="32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3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3" style:font-size-asian="28pt" style:font-weight-asian="bold" style:font-name-complex="Segoe UI3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22</text:span></text:p>
            <text:p text:style-name="P1"><text:span text:style-name="T2">”</text:span><text:span text:style-name="T2">Lord Jesus Christ, You Have Prepare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146cm" svg:height="7.011cm" svg:x="1.501cm" svg:y="0.508cm">
          <draw:text-box>
            <text:p text:style-name="P4"><text:span text:style-name="T3">1. </text:span><text:span text:style-name="T4">Lord Jesus Christ, You have prepared</text:span><text:span text:style-name="T4"><text:line-break/></text:span><text:span text:style-name="T4">This feast for our salvation;</text:span><text:span text:style-name="T4"><text:line-break/></text:span><text:span text:style-name="T4">It is Your body and Your blood,</text:span><text:span text:style-name="T4"><text:line-break/></text:span><text:span text:style-name="T4">And at Your invitatio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384cm" svg:height="5.321cm" svg:x="1.899cm" svg:y="0.477cm">
          <draw:text-box>
            <text:p text:style-name="P4"><text:span text:style-name="T4">As weary souls, with sin oppressed,</text:span><text:span text:style-name="T4"><text:line-break/></text:span><text:span text:style-name="T4">We come to You for needed rest,</text:span><text:span text:style-name="T4"><text:line-break/></text:span><text:span text:style-name="T4">For comfort, and for pard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3" draw:text-style-name="P8" draw:layer="layout" svg:width="25.146cm" svg:height="7.011cm" svg:x="1.5cm" svg:y="0.437cm">
          <draw:text-box>
            <text:p text:style-name="P7"><text:span text:style-name="T5">2. </text:span><text:span text:style-name="T6">Although You did to heav’n ascend,</text:span></text:p>
            <text:p text:style-name="P7"><text:span text:style-name="T6">Where angel hosts are dwelling,</text:span></text:p>
            <text:p text:style-name="P7"><text:span text:style-name="T6">And in Your presence they behold</text:span></text:p>
            <text:p text:style-name="P7"><text:span text:style-name="T6">Your glory, all excell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4" draw:text-style-name="P8" draw:layer="layout" svg:width="25.146cm" svg:height="5.321cm" svg:x="1.524cm" svg:y="0.525cm">
          <draw:text-box>
            <text:p text:style-name="P7"><text:span text:style-name="T6">And though Your people shall not see</text:span></text:p>
            <text:p text:style-name="P7"><text:span text:style-name="T6">Your glory and Your majesty</text:span></text:p>
            <text:p text:style-name="P7"><text:span text:style-name="T6">Till dawns the judgment morn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3" draw:text-style-name="P10" draw:layer="layout" svg:width="24.662cm" svg:height="7.011cm" svg:x="1.664cm" svg:y="0.508cm">
          <draw:text-box>
            <text:p text:style-name="P9"><text:span text:style-name="T5">3. </text:span><text:span text:style-name="T6">Yet, Savior, You are not confined</text:span><text:span text:style-name="T6"><text:line-break/></text:span><text:span text:style-name="T6">To any habitation;</text:span><text:span text:style-name="T6"><text:line-break/></text:span><text:span text:style-name="T6">But You are present even now</text:span><text:span text:style-name="T6"><text:line-break/></text:span><text:span text:style-name="T6">Here with Your congreg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4" draw:text-style-name="P10" draw:layer="layout" svg:width="24.384cm" svg:height="5.321cm" svg:x="1.778cm" svg:y="0.447cm">
          <draw:text-box>
            <text:p text:style-name="P9"><text:span text:style-name="T6">Firm as a rock this truth shall stand,</text:span><text:span text:style-name="T6"><text:line-break/></text:span><text:span text:style-name="T6">Unmoved by any daring hand</text:span><text:span text:style-name="T6"><text:line-break/></text:span><text:span text:style-name="T6">Or subtle craft and cun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3" draw:text-style-name="P10" draw:layer="layout" svg:width="24.638cm" svg:height="7.011cm" svg:x="1.618cm" svg:y="0.625cm">
          <draw:text-box>
            <text:p text:style-name="P9"><text:span text:style-name="T5">4. </text:span><text:span text:style-name="T6">We eat this bread and drink this cup,</text:span><text:span text:style-name="T6"><text:line-break/></text:span><text:span text:style-name="T6">Your precious Word believing</text:span><text:span text:style-name="T6"><text:line-break/></text:span><text:span text:style-name="T6">That Your true body and Your blood</text:span><text:span text:style-name="T6"><text:line-break/></text:span><text:span text:style-name="T6">Our lips are here recei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4" draw:text-style-name="P10" draw:layer="layout" svg:width="24.638cm" svg:height="5.321cm" svg:x="1.548cm" svg:y="0.588cm">
          <draw:text-box>
            <text:p text:style-name="P9"><text:span text:style-name="T6">This Word remains forever true;</text:span><text:span text:style-name="T6"><text:line-break/></text:span><text:span text:style-name="T6">All things are possible with You,</text:span><text:span text:style-name="T6"><text:line-break/></text:span><text:span text:style-name="T6">For You are Lord Almigh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3" draw:text-style-name="P10" draw:layer="layout" svg:width="24.384cm" svg:height="7.011cm" svg:x="1.618cm" svg:y="0.609cm">
          <draw:text-box>
            <text:p text:style-name="P9"><text:span text:style-name="T5">5. </text:span><text:span text:style-name="T6">Though reason cannot understand,</text:span><text:span text:style-name="T6"><text:line-break/></text:span><text:span text:style-name="T6">Yet faith this truth embraces:</text:span><text:span text:style-name="T6"><text:line-break/></text:span><text:span text:style-name="T6">Your body, Lord, is even now</text:span><text:span text:style-name="T6"><text:line-break/></text:span><text:span text:style-name="T6">At once in many plac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 presentation:presentation-page-layout-name="AL1T0">
        <draw:frame draw:style-name="gr4" draw:text-style-name="P10" draw:layer="layout" svg:width="24.638cm" svg:height="5.321cm" svg:x="1.524cm" svg:y="0.622cm">
          <draw:text-box>
            <text:p text:style-name="P9"><text:span text:style-name="T6">I leave to You how this can be;</text:span><text:span text:style-name="T6"><text:line-break/></text:span><text:span text:style-name="T6">Your Word alone suffices me;</text:span><text:span text:style-name="T6"><text:line-break/></text:span><text:span text:style-name="T6">I trust its truth unfai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Hymn_25_20template" presentation:presentation-page-layout-name="AL1T0">
        <draw:frame draw:style-name="gr3" draw:text-style-name="P10" draw:layer="layout" svg:width="24.892cm" svg:height="7.011cm" svg:x="1.524cm" svg:y="0.508cm">
          <draw:text-box>
            <text:p text:style-name="P9"><text:span text:style-name="T5">6. </text:span><text:span text:style-name="T6">Lord, I believe what You have said;</text:span><text:span text:style-name="T6"><text:line-break/></text:span><text:span text:style-name="T6">Help me when doubts assail me.</text:span><text:span text:style-name="T6"><text:line-break/></text:span><text:span text:style-name="T6">Remember that I am but dust,</text:span><text:span text:style-name="T6"><text:line-break/></text:span><text:span text:style-name="T6">And let my faith not fail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Hymn_25_20template" presentation:presentation-page-layout-name="AL1T0">
        <draw:frame draw:style-name="gr4" draw:text-style-name="P10" draw:layer="layout" svg:width="24.638cm" svg:height="5.321cm" svg:x="1.5cm" svg:y="0.575cm">
          <draw:text-box>
            <text:p text:style-name="P9"><text:span text:style-name="T6">Your supper in this vale of tears</text:span><text:span text:style-name="T6"><text:line-break/></text:span><text:span text:style-name="T6">Refreshes me and stills my fears</text:span><text:span text:style-name="T6"><text:line-break/></text:span><text:span text:style-name="T6">And is my priceless tr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4" draw:master-page-name="Hymn_25_20template" presentation:presentation-page-layout-name="AL1T0">
        <draw:frame draw:style-name="gr3" draw:text-style-name="P10" draw:layer="layout" svg:width="24.384cm" svg:height="7.011cm" svg:x="1.778cm" svg:y="0.508cm">
          <draw:text-box>
            <text:p text:style-name="P9"><text:span text:style-name="T5">7. </text:span><text:span text:style-name="T6">Grant that we worthily receive</text:span><text:span text:style-name="T6"><text:line-break/></text:span><text:span text:style-name="T6">Your supper, Lord, our Savior,</text:span><text:span text:style-name="T6"><text:line-break/></text:span><text:span text:style-name="T6">And, truly grieving for our sins,</text:span><text:span text:style-name="T6"><text:line-break/></text:span><text:span text:style-name="T6">May prove by our behavi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Hymn_25_20template" presentation:presentation-page-layout-name="AL1T0">
        <draw:frame draw:style-name="gr4" draw:text-style-name="P10" draw:layer="layout" svg:width="24.892cm" svg:height="5.321cm" svg:x="1.524cm" svg:y="0.508cm">
          <draw:text-box>
            <text:p text:style-name="P9"><text:span text:style-name="T6">That we are thankful for Your grace</text:span><text:span text:style-name="T6"><text:line-break/></text:span><text:span text:style-name="T6">And day by day may run our race,</text:span><text:span text:style-name="T6"><text:line-break/></text:span><text:span text:style-name="T6">In holiness increa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6" draw:master-page-name="Hymn_25_20template" presentation:presentation-page-layout-name="AL1T0">
        <draw:frame draw:style-name="gr3" draw:text-style-name="P10" draw:layer="layout" svg:width="24.892cm" svg:height="7.011cm" svg:x="1.524cm" svg:y="0.454cm">
          <draw:text-box>
            <text:p text:style-name="P9"><text:span text:style-name="T5">8. </text:span><text:span text:style-name="T6">For Your consoling supper, Lord,</text:span><text:span text:style-name="T6"><text:line-break/></text:span><text:span text:style-name="T6">Be praised throughout all ages!</text:span><text:span text:style-name="T6"><text:line-break/></text:span><text:span text:style-name="T6">Preserve it, for in ev’ry place</text:span><text:span text:style-name="T6"><text:line-break/></text:span><text:span text:style-name="T6">The world against it rag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7" draw:master-page-name="Hymn_25_20template" presentation:presentation-page-layout-name="AL1T0">
        <draw:frame draw:style-name="gr5" draw:text-style-name="P13" draw:layer="layout" svg:width="24.779cm" svg:height="9.641cm" svg:x="1.524cm" svg:y="0.529cm">
          <draw:text-box>
            <text:p text:style-name="P11"><text:span text:style-name="T6">Grant that this sacrament may be</text:span><text:span text:style-name="T6"><text:line-break/></text:span><text:span text:style-name="T6">A blessèd comfort unto me</text:span><text:span text:style-name="T6"><text:line-break/></text:span><text:span text:style-name="T6">When living and when dying.</text:span></text:p>
            <text:p text:style-name="P12"><text:span text:style-name="T6"/></text:p>
            <text:p text:style-name="P12"><text:span text:style-name="T6"/></text:p>
            <text:p text:style-name="P12"><text:span text:style-name="T7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itmap_20_25" draw:display-name="Bitmap 25" xlink:href="Pictures/1000000000000422000002536521D4F7A22AE6D8.jpg" xlink:type="simple" xlink:show="embed" xlink:actuate="onLoad"/>
    <draw:fill-image draw:name="Bitmap_20_26" draw:display-name="Bitmap 26" xlink:href="Pictures/1000000000000422000002536521D4F7A22AE6D8.jpg" xlink:type="simple" xlink:show="embed" xlink:actuate="onLoad"/>
    <draw:fill-image draw:name="Bitmap_20_27" draw:display-name="Bitmap 27" xlink:href="Pictures/1000000000000422000002536521D4F7A22AE6D8.jpg" xlink:type="simple" xlink:show="embed" xlink:actuate="onLoad"/>
    <draw:fill-image draw:name="Bitmap_20_28" draw:display-name="Bitmap 28" xlink:href="Pictures/1000000000000422000002536521D4F7A22AE6D8.jpg" xlink:type="simple" xlink:show="embed" xlink:actuate="onLoad"/>
    <draw:fill-image draw:name="Bitmap_20_29" draw:display-name="Bitmap 29" xlink:href="Pictures/1000000000000422000002536521D4F7A22AE6D8.jpg" xlink:type="simple" xlink:show="embed" xlink:actuate="onLoad"/>
    <draw:fill-image draw:name="Bitmap_20_30" draw:display-name="Bitmap 30" xlink:href="Pictures/1000000000000422000002536521D4F7A22AE6D8.jpg" xlink:type="simple" xlink:show="embed" xlink:actuate="onLoad"/>
    <draw:fill-image draw:name="Bitmap_20_31" draw:display-name="Bitmap 31" xlink:href="Pictures/1000000000000422000002536521D4F7A22AE6D8.jpg" xlink:type="simple" xlink:show="embed" xlink:actuate="onLoad"/>
    <draw:fill-image draw:name="Bitmap_20_32" draw:display-name="Bitmap 32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0:39:01.478000000</meta:creation-date>
    <dc:title>Hymn template</dc:title>
    <meta:editing-duration>PT18M11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24T20:09:40.241000000</dc:date>
    <meta:document-statistic meta:object-count="72"/>
    <meta:template xlink:type="simple" xlink:actuate="onRequest" xlink:title="Hymn template" xlink:href="../../AppData/Roaming/LibreOffice/4/user/template/Worship%20Templsates/Hymn%20template.otp" meta:date="2015-03-28T20:39:01.181000000"/>
  </office:meta>
</office:document-meta>
</file>